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651cm" fo:min-width="1.226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2.85cm" fo:min-width="2.4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279cm" fo:min-width="2.03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651cm" fo:min-width="1.22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179cm" fo:min-width="1.934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2.349cm" fo:min-width="2.4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16.95cm" fo:min-width="10cm"/>
    </style:style>
    <style:style style:name="gr9" style:family="graphic" style:parent-style-name="standard">
      <style:graphic-properties draw:textarea-horizontal-align="justify" draw:textarea-vertical-align="middle" draw:auto-grow-height="false" fo:min-height="1.66cm" fo:min-width="1.092cm"/>
    </style:style>
    <style:style style:name="gr10" style:family="graphic" style:parent-style-name="standard">
      <style:graphic-properties draw:stroke="dash" draw:stroke-dash="Fine_20_Dotted" svg:stroke-width="0.1cm" svg:stroke-color="#000000" draw:marker-start-width="0.5cm" draw:marker-end="Arrow" draw:marker-end-width="0.5cm" svg:stroke-opacity="50%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otted" svg:stroke-width="0.1cm" draw:marker-start-width="0.5cm" draw:marker-end="Arrow" draw:marker-end-width="0.6cm" svg:stroke-opacity="50%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8.5cm" svg:y="4.2cm">
          <text:p text:style-name="P1"><text:span text:style-name="T1">Read AD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3cm" svg:height="3.2cm" svg:x="8.5cm" svg:y="6.2cm">
          <text:p text:style-name="P1"><text:span text:style-name="T1">DMA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13cm" svg:y="6.2cm">
          <text:p text:style-name="P1"><text:span text:style-name="T1">Cop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3cm" svg:height="3.2cm" svg:x="13cm" svg:y="8.2cm">
          <text:p text:style-name="P1"><text:span text:style-name="T1">Stream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15cm" svg:height="1.9cm" svg:x="2.5cm" svg:y="4.3cm">
          <text:p text:style-name="P1">ADC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layer="layout" svg:width="3cm" svg:height="1cm" svg:x="12.85cm" svg:y="12.1cm">
          <text:p text:style-name="P1"><text:span text:style-name="T1">Strea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draw:layer="layout" svg:width="3cm" svg:height="1cm" svg:x="17.65cm" svg:y="9.3cm">
          <text:p text:style-name="P1"><text:span text:style-name="T1">Get </text:span><text:span text:style-name="T2">strea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draw:layer="layout" svg:width="3cm" svg:height="1cm" svg:x="17.65cm" svg:y="11.2cm">
          <text:p text:style-name="P1"><text:span text:style-name="T1">Store </text:span></text:p>
          <text:p text:style-name="P1"><text:span text:style-name="T1">into </text:span><text:span text:style-name="T2">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15cm" svg:height="1.9cm" svg:x="2.501cm" svg:y="15.1cm">
          <text:p text:style-name="P1">DAC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2" draw:layer="layout" svg:width="3cm" svg:height="2.699cm" svg:x="8.501cm" svg:y="15.001cm">
          <text:p text:style-name="P1"><text:span text:style-name="T1">DAC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10.5cm" svg:height="17.2cm" svg:x="1.75cm" svg:y="2.4cm">
          <text:p text:style-name="P1">Background operation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5cm" svg:height="2.7cm" svg:x="2.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0" draw:text-style-name="P1" draw:layer="layout" svg:width="2.346cm" svg:height="2.3cm" svg:x="8.8cm" svg:y="6.9cm" draw:kind="arc" draw:start-angle="22.53" draw:end-angle="336.04">
          <text:p/>
        </draw:ellipse>
        <draw:ellipse draw:style-name="gr10" draw:text-style-name="P1" draw:layer="layout" svg:width="2.346cm" svg:height="2.3cm" svg:x="8.795cm" svg:y="14.9cm" draw:kind="arc" draw:start-angle="22.53" draw:end-angle="336.04">
          <text:p/>
        </draw:ellipse>
        <draw:ellipse draw:style-name="gr10" draw:text-style-name="P1" draw:layer="layout" svg:width="2.346cm" svg:height="2.3cm" svg:x="15.795cm" svg:y="0.9cm" draw:kind="arc" draw:start-angle="22.53" draw:end-angle="336.04">
          <text:p/>
        </draw:ellipse>
        <draw:line draw:style-name="gr11" draw:text-style-name="P4" draw:layer="layout" svg:x1="14.5cm" svg:y1="8.4cm" svg:x2="14.5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22:29:31.229427036</meta:creation-date>
    <dc:date>2017-09-05T09:48:30.691379940</dc:date>
    <meta:editing-duration>PT14M6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